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none" style:font-size-asian="14pt" style:font-size-complex="14pt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Initially the </text:span><text:span text:style-name="T2"><office:annotation><dc:creator>hudson </dc:creator><dc:date>2012-10-15T16:13:26</dc:date><text:p text:style-name="P1"><text:span text:style-name="T4">Initial_State</text:span></text:p></office:annotation></text:span><text:span text:style-name="T2">refrigerator door is closed</text:span><text:span text:style-name="T2"><office:annotation><dc:creator>hudson </dc:creator><dc:date>2012-10-15T16:13:42</dc:date><text:p text:style-name="P1"><text:span text:style-name="T4">end</text:span></text:p></office:annotation></text:span><text:span text:style-name="T2">, </text:span><text:bookmark text:name="result_box"/><text:span text:style-name="T3">consequently the </text:span><text:span text:style-name="T3"><office:annotation><dc:creator>hudson </dc:creator><dc:date>2012-10-15T16:13:52</dc:date><text:p text:style-name="P1"><text:span text:style-name="T5">Specification</text:span></text:p></office:annotation></text:span><text:span text:style-name="T3">light off is true</text:span><text:span text:style-name="T3"><office:annotation><dc:creator>hudson </dc:creator><dc:date>2012-10-15T16:14:01</dc:date><text:p text:style-name="P1"><text:span text:style-name="T5">end</text:span></text:p></office:annotation></text:span><text:span text:style-name="T3"> and the </text:span><text:span text:style-name="T3"><office:annotation><dc:creator>hudson </dc:creator><dc:date>2012-11-26T17:01:43</dc:date><text:p text:style-name="P2"><text:span text:style-name="T5">Specification</text:span></text:p><text:p text:style-name="P2"><text:span text:style-name="T5"/></text:p></office:annotation></text:span><text:span text:style-name="T3">light on is false</text:span><text:span text:style-name="T3"><office:annotation><dc:creator>hudson </dc:creator><dc:date>2012-11-26T17:01:52</dc:date><text:p text:style-name="P2"><text:span text:style-name="T5">end</text:span></text:p></office:annotation></text:span><text:span text:style-name="T3">; the</text:span><text:span text:style-name="T3"><office:annotation><dc:creator>hudson </dc:creator><dc:date>2012-10-15T16:14:08</dc:date><text:p text:style-name="P1"><text:span text:style-name="T5">Specification</text:span></text:p></office:annotation></text:span><text:span text:style-name="T3"> thermostat power minimum is true </text:span><text:span text:style-name="T3"><office:annotation><dc:creator>hudson </dc:creator><dc:date>2012-11-26T17:04:19</dc:date><text:p text:style-name="P2"><text:span text:style-name="T5">end</text:span></text:p></office:annotation></text:span><text:span text:style-name="T3">and the </text:span><text:span text:style-name="T3"><office:annotation><dc:creator>hudson </dc:creator><dc:date>2012-11-26T17:04:25</dc:date><text:p text:style-name="P2"><text:span text:style-name="T5">specification</text:span></text:p></office:annotation></text:span><text:span text:style-name="T3">thermostat power maximum is false</text:span><text:span text:style-name="T3"><office:annotation><dc:creator>hudson </dc:creator><dc:date>2012-11-26T17:04:34</dc:date><text:p text:style-name="P2"><text:span text:style-name="T5">end</text:span></text:p></office:annotation></text:span><text:span text:style-name="T3">. When one </text:span><text:span text:style-name="T3"><office:annotation><dc:creator>hudson </dc:creator><dc:date>2012-10-15T16:25:31</dc:date><text:p text:style-name="P1"><text:span text:style-name="T5">Transition</text:span></text:p></office:annotation></text:span><text:span text:style-name="T3">opens the door</text:span><text:span text:style-name="T3"><office:annotation><dc:creator>hudson </dc:creator><dc:date>2012-10-15T16:14:36</dc:date><text:p text:style-name="P1"><text:span text:style-name="T5">End</text:span></text:p></office:annotation></text:span><text:span text:style-name="T3">, the </text:span><text:span text:style-name="T3"><office:annotation><dc:creator>hudson </dc:creator><dc:date>2012-10-15T16:14:50</dc:date><text:p text:style-name="P1"><text:span text:style-name="T5">State</text:span></text:p></office:annotation></text:span><text:span text:style-name="T3">refrigerator door is opened</text:span><text:span text:style-name="T3"><office:annotation><dc:creator>hudson </dc:creator><dc:date>2012-10-15T16:14:58</dc:date><text:p text:style-name="P1"><text:span text:style-name="T5">end</text:span></text:p></office:annotation></text:span><text:span text:style-name="T3">, the </text:span><text:span text:style-name="T3"><office:annotation><dc:creator>hudson </dc:creator><dc:date>2012-10-15T16:15:05</dc:date><text:p text:style-name="P1"><text:span text:style-name="T5">Specification</text:span></text:p></office:annotation></text:span><text:span text:style-name="T3">light on is true</text:span><text:span text:style-name="T3"><office:annotation><dc:creator>hudson </dc:creator><dc:date>2012-10-15T16:15:16</dc:date><text:p text:style-name="P1"><text:span text:style-name="T5">end</text:span></text:p></office:annotation></text:span><text:span text:style-name="T3"> and the </text:span><text:span text:style-name="T3"><office:annotation><dc:creator>hudson </dc:creator><dc:date>2012-11-26T17:05:19</dc:date><text:p text:style-name="P2"><text:span text:style-name="T5">specification</text:span></text:p></office:annotation></text:span><text:span text:style-name="T3">light off is false </text:span><text:span text:style-name="T3"><office:annotation><dc:creator>hudson </dc:creator><dc:date>2012-11-26T17:05:12</dc:date><text:p text:style-name="P2"><text:span text:style-name="T5">end</text:span></text:p></office:annotation></text:span><text:span text:style-name="T3">; the</text:span><text:span text:style-name="T3"><office:annotation><dc:creator>hudson </dc:creator><dc:date>2012-10-15T16:15:23</dc:date><text:p text:style-name="P1"><text:span text:style-name="T5">Specification</text:span></text:p></office:annotation></text:span><text:span text:style-name="T3"> thermostat power maximum is true</text:span><text:span text:style-name="T3"><office:annotation><dc:creator>hudson </dc:creator><dc:date>2012-11-26T17:06:25</dc:date><text:p text:style-name="P2"><text:span text:style-name="T5">end</text:span></text:p></office:annotation></text:span><text:span text:style-name="T3"> and the </text:span><text:span text:style-name="T3"><office:annotation><dc:creator>hudson </dc:creator><dc:date>2012-11-26T17:06:31</dc:date><text:p text:style-name="P2"><text:span text:style-name="T5">specification</text:span></text:p></office:annotation></text:span><text:span text:style-name="T3">thermostat power minimum is false</text:span><text:span text:style-name="T3"><office:annotation><dc:creator>hudson </dc:creator><dc:date>2012-11-26T17:06:45</dc:date><text:p text:style-name="P2"><text:span text:style-name="T5">end</text:span></text:p></office:annotation></text:span><text:span text:style-name="T3">. When one </text:span><text:span text:style-name="T3"><office:annotation><dc:creator>hudson </dc:creator><dc:date>2012-10-15T16:24:17</dc:date><text:p text:style-name="P1"><text:span text:style-name="T5">Transition</text:span></text:p></office:annotation></text:span><text:span text:style-name="T3">closes the door</text:span><text:span text:style-name="T3"><office:annotation><dc:creator>hudson </dc:creator><dc:date>2012-10-15T16:15:45</dc:date><text:p text:style-name="P1"><text:span text:style-name="T5">end</text:span></text:p></office:annotation></text:span><text:span text:style-name="T3">, the </text:span><text:span text:style-name="T3"><office:annotation><dc:creator>hudson </dc:creator><dc:date>2012-10-15T16:15:53</dc:date><text:p text:style-name="P1"><text:span text:style-name="T5">State</text:span></text:p></office:annotation></text:span><text:span text:style-name="T3">refrigerator door is closed</text:span><text:span text:style-name="T3"><office:annotation><dc:creator>hudson </dc:creator><dc:date>2012-10-15T16:16:30</dc:date><text:p text:style-name="P1"><text:span text:style-name="T5">end</text:span></text:p></office:annotation></text:span><text:span text:style-name="T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dson </meta:initial-creator>
    <meta:creation-date>2012-10-15T15:29:32</meta:creation-date>
    <dc:date>2013-02-01T18:58:05</dc:date>
    <dc:creator>hudson </dc:creator>
    <meta:editing-duration>PT1H6M33S</meta:editing-duration>
    <meta:editing-cycles>57</meta:editing-cycles>
    <meta:generator>LibreOffice/3.4$Unix LibreOffice_project/340m1$Build-402</meta:generator>
    <meta:document-statistic meta:table-count="0" meta:image-count="0" meta:object-count="0" meta:page-count="1" meta:paragraph-count="1" meta:word-count="110" meta:character-count="458" meta:non-whitespace-character-count="382"/>
  </office:meta>
</office:document-meta>
</file>